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ManagedTypesBeanRegistrationCodeFragments.contributeHints( RuntimeHints hints , List &lt; String &gt; managedClass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paManagedTypesBeanRegistrationCodeFragments.toCodeBlock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paManagedTypesBeanRegistrationCodeFragments.contributeCallbackHints( RuntimeHints hints , Class &lt; ? &gt; manag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paManagedTypesBeanRegistrationCodeFragments.JpaManagedTypesBeanRegistrationCodeFragments( BeanRegistrationCodeFragments codeFragments ,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paManagedTypesBeanRegistrationCodeFragments.contributeEntityListenersHints( RuntimeHints hints , Class &lt; ? &gt; managed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paManagedTypesBeanRegistrationCodeFragments.contributeIdClassHints( RuntimeHints hints , Class &lt; ? &gt; managed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paManagedTypesBeanRegistrationCodeFragments.contributeConverterHints( RuntimeHints hints , Class &lt; ? &gt; managed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ersistenceManagedTypesBeanRegistrationAotProcessor.processAheadOfTime( RegisteredBean registered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paManagedTypesBeanRegistrationCodeFragments.generateInstanceSupplierCode( GenerationContext generationContext , BeanRegistrationCode beanRegistrationCode , Executable constructorOrFactoryMethod , boolean allowDirectSupplierShortc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